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uli" svg:font-family="muli" style:font-adornments="Normal"/>
    <style:font-face style:name="Muli" svg:font-family="Muli" style:font-pitch="variable"/>
    <style:font-face style:name="PetitaBold" svg:font-family="Petita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Muli"/>
    </style:style>
    <style:style style:name="P2" style:family="paragraph" style:parent-style-name="Standard">
      <style:paragraph-properties fo:text-align="center" style:justify-single-word="false"/>
      <style:text-properties style:font-name="Muli" fo:font-size="15pt" style:font-size-asian="15pt" style:font-size-complex="15pt"/>
    </style:style>
    <style:style style:name="P3" style:family="paragraph" style:parent-style-name="Standard">
      <style:text-properties style:font-name="Muli" fo:font-style="italic" style:font-style-asian="italic" style:font-style-complex="italic"/>
    </style:style>
    <style:style style:name="P4" style:family="paragraph" style:parent-style-name="Standard">
      <style:text-properties style:font-name="PetitaBold"/>
    </style:style>
    <style:style style:name="P5" style:family="paragraph" style:parent-style-name="Standard">
      <style:text-properties style:font-name="PetitaBold" fo:font-size="13pt" style:font-size-asian="13pt" style:font-size-complex="13pt"/>
    </style:style>
    <style:style style:name="P6" style:family="paragraph" style:parent-style-name="Standard">
      <style:text-properties style:font-name="Muli"/>
    </style:style>
    <style:style style:name="P7" style:family="paragraph" style:parent-style-name="Standard" style:list-style-name="L1">
      <style:text-properties style:font-name="Muli"/>
    </style:style>
    <style:style style:name="P8" style:family="paragraph" style:parent-style-name="Standard">
      <style:text-properties style:font-name="Muli" officeooo:paragraph-rsid="0014b738"/>
    </style:style>
    <style:style style:name="P9" style:family="paragraph" style:parent-style-name="Standard">
      <style:text-properties style:font-name="Muli" fo:font-weight="bold" style:font-size-asian="10.5pt"/>
    </style:style>
    <style:style style:name="P10" style:family="paragraph" style:parent-style-name="Standard">
      <style:text-properties style:font-name="Muli" officeooo:paragraph-rsid="00170c28"/>
    </style:style>
    <style:style style:name="P11" style:family="paragraph" style:parent-style-name="Standard">
      <style:text-properties style:font-name="PetitaBold" fo:font-size="13pt" style:font-size-asian="13pt" style:font-size-complex="13pt"/>
    </style:style>
    <style:style style:name="P12" style:family="paragraph" style:parent-style-name="Standard">
      <style:paragraph-properties fo:break-before="page"/>
      <style:text-properties style:font-name="PetitaBold" fo:font-size="13pt" style:font-size-asian="13pt" style:font-size-complex="13pt"/>
    </style:style>
    <style:style style:name="P13" style:family="paragraph" style:parent-style-name="Table_20_Contents">
      <style:text-properties style:font-name="muli" officeooo:paragraph-rsid="001816b1" style:font-size-asian="10.5pt"/>
    </style:style>
    <style:style style:name="P14" style:family="paragraph" style:parent-style-name="Table_20_Contents">
      <style:paragraph-properties fo:text-align="end" style:justify-single-word="false"/>
      <style:text-properties style:font-name="muli" officeooo:paragraph-rsid="001816b1" style:font-size-asian="10.5pt"/>
    </style:style>
    <style:style style:name="T1" style:family="text">
      <style:text-properties officeooo:rsid="0014b738"/>
    </style:style>
    <style:style style:name="T2" style:family="text">
      <style:text-properties officeooo:rsid="00151b12"/>
    </style:style>
    <style:style style:name="T3" style:family="text">
      <style:text-properties officeooo:rsid="00170c28"/>
    </style:style>
    <style:style style:name="T4" style:family="text">
      <style:text-properties fo:font-weight="bold" officeooo:rsid="0014b738" style:font-size-asian="10.5pt"/>
    </style:style>
    <style:style style:name="T5" style:family="text">
      <style:text-properties fo:font-weight="bold" officeooo:rsid="00151b12" style:font-size-asian="10.5pt"/>
    </style:style>
    <style:style style:name="T6" style:family="text">
      <style:text-properties fo:font-weight="bold" officeooo:rsid="00170c28" style:font-size-asian="10.5pt"/>
    </style:style>
    <style:style style:name="T7" style:family="text">
      <style:text-properties officeooo:rsid="001816b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che de présentation du porteur de projet</text:p>
      <text:p text:style-name="P2">Festival D</text:p>
      <text:p text:style-name="P1"/>
      <text:p text:style-name="P1"/>
      <text:p text:style-name="P3">Si vous n'avez pas donné de photo de vous ou de votre projet merci de nous en envoyer.</text:p>
      <text:p text:style-name="P3"/>
      <text:p text:style-name="P1"/>
      <text:p text:style-name="P5">VOUS</text:p>
      <text:p text:style-name="P1"/>
      <text:p text:style-name="P1">Nom : <text:span text:style-name="T4">LERUSTE</text:span></text:p>
      <text:p text:style-name="P1"/>
      <text:p text:style-name="P1">Prénom : <text:span text:style-name="T4">REGIS</text:span></text:p>
      <text:p text:style-name="P1"/>
      <text:p text:style-name="P1">Age : <text:span text:style-name="T4">67 ans</text:span></text:p>
      <text:p text:style-name="P1"/>
      <text:p text:style-name="P1"/>
      <text:p text:style-name="P1">Métier ou activité principale : <text:span text:style-name="T4">Ingénieur</text:span><text:span text:style-name="T1"> retraité.</text:span></text:p>
      <text:p text:style-name="P1"/>
      <text:p text:style-name="P1">D'où je viens ? <text:span text:style-name="T1">Je suis né à Roubaix, j'ai passé toute mon enfance et mon adolescence dans l'agglomération de Lille-Roubaix-Tourcoing. J'ai fait mes études d'</text:span><text:span text:style-name="T4">ingénieur électronicien</text:span><text:span text:style-name="T1"> en Belgique. En</text:span><text:span text:style-name="T3">suite, en</text:span><text:span text:style-name="T1"> région parisienne puis à Cholet, ma carrière professionnelle s'est déroulée chez Thalès spécialiste de l'</text:span><text:span text:style-name="T4">électronique de Défense</text:span><text:span text:style-name="T1">. </text:span></text:p>
      <text:p text:style-name="P1"/>
      <text:p text:style-name="P1">Je bidouille depuis « x » années</text:p>
      <text:p text:style-name="P1">A temps plein ? A mi temps ?</text:p>
      <text:p text:style-name="P8"><text:span text:style-name="T1">Depuis 6 ans, à raison de 1000 heures par an, je conduis mon projet en termes de </text:span><text:span text:style-name="T4">recherche, développement et expérimentation</text:span><text:span text:style-name="T1">.</text:span></text:p>
      <text:p text:style-name="P1"/>
      <text:p text:style-name="P1">Je travaille pour qui ? <text:span text:style-name="T1">Pour moi.</text:span></text:p>
      <text:p text:style-name="P1">Je suis indépendant ? <text:span text:style-name="T1">Oui.</text:span></text:p>
      <text:p text:style-name="P1"/>
      <text:p text:style-name="P1">Me décrire en 5 mots : <text:span text:style-name="T4">Inventif, imaginatif, flexible, tenace jusqu'au succès.</text:span></text:p>
      <text:p text:style-name="P9"/>
      <text:p text:style-name="P1">Une devise ? <text:span text:style-name="T1">Exprimer la </text:span><text:span text:style-name="T4">quintessence de l'aliment</text:span><text:span text:style-name="T1">, en toute quiétude d'où le nom de Quiet Cook.</text:span></text:p>
      <text:p text:style-name="P1"/>
      <text:p text:style-name="P1"/>
      <text:p text:style-name="P1"/>
      <text:p text:style-name="P5"/>
      <text:p text:style-name="P12">VOTRE PROJET</text:p>
      <text:p text:style-name="P1"/>
      <text:p text:style-name="P8">Titre : <text:s/><text:span text:style-name="T4">Quiet Cook</text:span></text:p>
      <text:p text:style-name="P1"/>
      <text:p text:style-name="P1">Description</text:p>
      <text:list xml:id="list35226010" text:style-name="L1">
        <text:list-item>
          <text:p text:style-name="P7">qu'est-ce que c'est (en deux lignes) ? : <text:span text:style-name="T4">Concentré de haute technologie</text:span><text:span text:style-name="T1"> </text:span><text:span text:style-name="T4">dédié à la cuisson des aliments </text:span><text:span text:style-name="T5">en basse température</text:span><text:span text:style-name="T1">.</text:span></text:p>
        </text:list-item>
        <text:list-item>
          <text:p text:style-name="P7">À quoi ça sert, son utilité ? (s'il y en a une) : <text:span text:style-name="T4">A libérer le cuisinier </text:span><text:span text:style-name="T5">de la</text:span><text:span text:style-name="T2"> </text:span><text:span text:style-name="T5">contrainte de surveillance lors de la cuisson.</text:span></text:p>
        </text:list-item>
      </text:list>
      <text:p text:style-name="P9"/>
      <text:p text:style-name="P1">L'histoire du projet : d'où m'est venue cette idée ? : <text:span text:style-name="T2">Dans les années 80, j'ai constaté la </text:span><text:span text:style-name="T5">difficulté de réglage</text:span><text:span text:style-name="T2"> de la table de cuisson. J'ai alors décidé d'y remédier en l'</text:span><text:span text:style-name="T5">automatisant</text:span><text:span text:style-name="T2">.</text:span></text:p>
      <text:p text:style-name="P1"/>
      <text:p text:style-name="P10">Temps de réalisation du projet au jour d'aujourd'hui (date du festival) ? : </text:p>
      <text:p text:style-name="P10"><text:span text:style-name="T5">6000</text:span><text:span text:style-name="T2"> </text:span><text:span text:style-name="T5">heures</text:span><text:span text:style-name="T2">.</text:span></text:p>
      <text:p text:style-name="P1"/>
      <text:p text:style-name="P1">Projet à l'état de concept / en cours de réalisation / fini ? : <text:span text:style-name="T2">En cours de </text:span><text:span text:style-name="T5">développement</text:span><text:span text:style-name="T2">.</text:span></text:p>
      <text:p text:style-name="P1"/>
      <text:p text:style-name="P1">Made in fablab ? Si oui Lequel ? : <text:span text:style-name="T5">e-poignée</text:span><text:span text:style-name="T2"> réalisée à l'aide de l'</text:span><text:span text:style-name="T5">imprimante 3D.</text:span></text:p>
      <text:p text:style-name="P1"/>
      <text:p text:style-name="P1">Matériaux et composants utilisés ? <text:span text:style-name="T5">Ordinateur, application logicielle et circuits imprimés électroniques.</text:span></text:p>
      <text:p text:style-name="P1">Outils/machines utilisés ? : <text:span text:style-name="T5">Ordinateur, imprimante 3D, valise d'outillage d'électronicien.</text:span></text:p>
      <text:p text:style-name="P1"/>
      <text:p text:style-name="P1">Avenir du projet : votre ambition ? : <text:span text:style-name="T5">Continuer le développement du projet au sein d'une association (Fablab) avec l'aide d'adeptes.</text:span></text:p>
      <text:p text:style-name="P1"/>
      <text:p text:style-name="P4">S'il n'y avait que deux mots...</text:p>
      <text:p text:style-name="P1">Quoi ? : <text:span text:style-name="T5">Automate culinaire</text:span><text:span text:style-name="T2">.</text:span></text:p>
      <text:p text:style-name="P1">Ex : gloubiboulga / vélo / objets non identifié</text:p>
      <text:p text:style-name="P1"/>
      <text:p text:style-name="P1">Pourquoi ? <text:span text:style-name="T5">Pour stimuler mes neurones.</text:span></text:p>
      <text:p text:style-name="P1">Ex : pour rigoler / pour réparer mon évier</text:p>
      <text:p text:style-name="P1"/>
      <text:p text:style-name="P1">Comment ? : <text:span text:style-name="T6">Imprimante 3D et montage-câblage.</text:span></text:p>
      <text:p text:style-name="P1">Ex : découpe laser / à main nu</text:p>
      <text:p text:style-name="P1"/>
      <text:p text:style-name="P1">Pour qui ? <text:span text:style-name="T6">Les adeptes d'hygiène alimentaire</text:span><text:span text:style-name="T3">.</text:span></text:p>
      <text:p text:style-name="P1">Ex : tout le monde / mon poisson rou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uli" svg:font-family="muli" style:font-adornments="Normal"/>
    <style:font-face style:name="Muli" svg:font-family="Muli" style:font-pitch="variable"/>
    <style:font-face style:name="PetitaBold" svg:font-family="Petita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cm" table:align="margins" style:shadow="none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="none"/>
    </style:style>
    <style:style style:name="MP1" style:family="paragraph" style:parent-style-name="Table_20_Contents">
      <style:text-properties style:font-name="muli" officeooo:paragraph-rsid="001816b1" style:font-size-asian="10.5pt"/>
    </style:style>
    <style:style style:name="MP2" style:family="paragraph" style:parent-style-name="Table_20_Contents">
      <style:paragraph-properties fo:text-align="end" style:justify-single-word="false"/>
      <style:text-properties style:font-name="muli" officeooo:paragraph-rsid="001816b1" style:font-size-asian="10.5pt"/>
    </style:style>
    <style:style style:name="MT1" style:family="text">
      <style:text-properties officeooo:rsid="001816b1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1" table:style-name="Tableau1">
          <table:table-column table:style-name="Tableau1.A" table:number-columns-repeated="2"/>
          <table:table-row>
            <table:table-cell table:style-name="Tableau1.A1" office:value-type="string">
              <text:p text:style-name="MP1"><text:span text:style-name="MT1">ST MOLF le </text:span><text:span text:style-name="MT1"><text:date style:data-style-name="N37" text:date-value="2014-05-12T15:57:27.15" text:fixed="true">12/05/14</text:date></text:span></text:p>
            </table:table-cell>
            <table:table-cell table:style-name="Tableau1.A1" office:value-type="string">
              <text:p text:style-name="MP2"><text:span text:style-name="MT1">Page </text:span><text:span text:style-name="MT1"><text:page-number text:select-page="current">1</text:page-number></text:span><text:span text:style-name="MT1"> / </text:span><text:span text:style-name="MT1"><text:page-count>2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ng </meta:initial-creator>
    <meta:creation-date>2014-04-11T15:15:28</meta:creation-date>
    <dc:date>2014-05-12T16:09:33.54</dc:date>
    <meta:editing-duration>PT37S</meta:editing-duration>
    <meta:editing-cycles>2</meta:editing-cycles>
    <meta:generator>LibreOffice/3.6$Windows_x86 LibreOffice_project/da8c1e6-fd468f4-454e206-f42a4a9-143cfd</meta:generator>
    <meta:print-date>2014-05-12T16:05:06.50</meta:print-date>
    <meta:document-statistic meta:table-count="1" meta:image-count="0" meta:object-count="0" meta:page-count="2" meta:paragraph-count="40" meta:word-count="425" meta:character-count="2429" meta:non-whitespace-character-count="2043"/>
  </office:meta>
</office:document-meta>
</file>